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IntroductionInterceptorTests.testDelegateReturnsThisIsMassagedToReturn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rializableTimeStamped.SerializableTimeStamped( long 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IntroductionInterceptorTest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r.ge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TimeStamped.ge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IntroductionInterceptorTests.testIntroductionInterceptorWithInterface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argetClass.TargetClass( lo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IntroductionInterceptorTests.testSerializableDelegatingIntroductionInterceptorSerializ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legatingIntroductionInterceptorTests.testAutomaticInterfaceRecognitionIn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legatingIntroductionInterceptorTests.testIntroductionInterceptorDoesntReplace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stII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argetClass.ge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IntroductionInterceptorTests.testNull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IntroductionInterceptorTests.testIntroductionInterceptorWithDeleg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legatingIntroductionInterceptorTests.testIntroductionMasksTarget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stII.ge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r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legatingIntroductionInterceptorTests.testAutomaticInterfaceRecognitionInSub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elegatingIntroductionInterceptorTests.getSpo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IntroductionInterceptorTests.testIntroductionInterceptorWithSuper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